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8pt" style:font-size-asian="18pt" style:font-size-complex="1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alibri" fo:font-size="14pt" fo:language="en" fo:country="US" style:font-size-asian="14pt" style:font-name-complex="Calibri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normal" officeooo:rsid="001be7ef" officeooo:paragraph-rsid="001be7ef" style:font-size-asian="14pt" style:font-weight-asian="normal" style:font-size-complex="14pt" style:font-weight-complex="normal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alibri" fo:font-size="14pt" fo:language="en" fo:country="US" fo:font-weight="normal" officeooo:paragraph-rsid="001be7ef" style:font-size-asian="14pt" style:font-weight-asian="normal" style:font-name-complex="Calibri1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alibri" fo:font-size="14pt" fo:language="en" fo:country="US" style:font-size-asian="14pt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alibri" fo:font-size="14pt" fo:language="en" fo:country="US" officeooo:rsid="001be7ef" officeooo:paragraph-rsid="001be7ef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alibri" fo:font-size="14pt" fo:language="en" fo:country="US" fo:font-weight="bold" officeooo:paragraph-rsid="001be7ef" style:font-size-asian="14pt" style:font-weight-asian="bold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normal" officeooo:rsid="001be7ef" officeooo:paragraph-rsid="001be7ef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SN COLLEGE OF ENGINEERING (Autonomous)</text:p>
      <text:p text:style-name="P1">Affiliated to Anna University</text:p>
      <text:p text:style-name="P1">DEPARTMENT OF CSE</text:p>
      <text:p text:style-name="P1"/>
      <text:p text:style-name="P1">UCS 1211 PROGRAMMING IN C LABORATORY</text:p>
      <text:p text:style-name="P1">A2 : Modular Programming with C</text:p>
      <text:p text:style-name="P1"/>
      <text:p text:style-name="P9">REG NO. : 185001083</text:p>
      <text:p text:style-name="P9">NAME : B. LAKSHMI PRIYA</text:p>
      <text:p text:style-name="P9">CLASS : CSE B (SEMESTER 2)</text:p>
      <text:p text:style-name="P2"/>
      <text:p text:style-name="P3">1. PROGRAM NAME: ODD OR EVEN</text:p>
      <text:p text:style-name="P3"/>
      <text:p text:style-name="P3">PROGRAM:</text:p>
      <text:p text:style-name="P13">#include &lt;stdio.h&gt;</text:p>
      <text:p text:style-name="P13"/>
      <text:p text:style-name="P5">int CheckOddEven(int num)</text:p>
      <text:p text:style-name="P5">{</text:p>
      <text:p text:style-name="P5"><text:s text:c="4"/>return num%2;</text:p>
      <text:p text:style-name="P5">}</text:p>
      <text:p text:style-name="P5"/>
      <text:p text:style-name="P5"/>
      <text:p text:style-name="P5">int main()</text:p>
      <text:p text:style-name="P5">{</text:p>
      <text:p text:style-name="P5">int n,val,flag,odd=0,even=0;</text:p>
      <text:p text:style-name="P5">printf("Enter number of inputs: ");</text:p>
      <text:p text:style-name="P5">scanf("%d",&amp;n);</text:p>
      <text:p text:style-name="P5">for (int i=1;i&lt;=n;i++)</text:p>
      <text:p text:style-name="P5">{</text:p>
      <text:p text:style-name="P5"><text:tab/>printf("Enter value %d: ",i);</text:p>
      <text:p text:style-name="P5"><text:tab/>scanf("%d",&amp;val);</text:p>
      <text:p text:style-name="P5"><text:tab/>flag=CheckOddEven(val);</text:p>
      <text:p text:style-name="P5"><text:tab/>if (flag==1) </text:p>
      <text:p text:style-name="P5"><text:tab/><text:tab/>odd+=val;</text:p>
      <text:p text:style-name="P5"><text:tab/>else </text:p>
      <text:p text:style-name="P5"><text:tab/><text:tab/>even+=val;</text:p>
      <text:p text:style-name="P5">}</text:p>
      <text:p text:style-name="P5">printf("Sum of odd numbers = %d\n",odd);</text:p>
      <text:p text:style-name="P5"><text:soft-page-break/>printf("Sum of even numbers = %d\n",even);</text:p>
      <text:p text:style-name="P5">return 0;</text:p>
      <text:p text:style-name="P5">}</text:p>
      <text:p text:style-name="P3"/>
      <text:p text:style-name="P3"/>
      <text:p text:style-name="P3">OUTPUT:</text:p>
      <text:p text:style-name="P5">cseb83@jtl-14:~/A2$ gcc oddeven.c -o oddeven</text:p>
      <text:p text:style-name="P5">cseb83@jtl-14:~/A2$ ./oddeven</text:p>
      <text:p text:style-name="P5">Enter number of inputs: 6</text:p>
      <text:p text:style-name="P5">Enter value 1: 2</text:p>
      <text:p text:style-name="P5">Enter value 2: 3</text:p>
      <text:p text:style-name="P5">Enter value 3: 4</text:p>
      <text:p text:style-name="P5">Enter value 4: 5</text:p>
      <text:p text:style-name="P5">Enter value 5: 6</text:p>
      <text:p text:style-name="P5">Enter value 6: 4</text:p>
      <text:p text:style-name="P5">Sum of odd numbers = 8</text:p>
      <text:p text:style-name="P5">Sum of even numbers = 16</text:p>
      <text:p text:style-name="P6"/>
      <text:p text:style-name="P3"/>
      <text:p text:style-name="P4"/>
      <text:p text:style-name="P4"/>
      <text:p text:style-name="P3">2. PROGRAM NAME: REVERSE NUMBER</text:p>
      <text:p text:style-name="P3"/>
      <text:p text:style-name="P3">PROGRAM:</text:p>
      <text:p text:style-name="P5">#include &lt;stdio.h&gt;</text:p>
      <text:p text:style-name="P5"/>
      <text:p text:style-name="P5">int main()</text:p>
      <text:p text:style-name="P5">{</text:p>
      <text:p text:style-name="P5">int n;</text:p>
      <text:p text:style-name="P5">printf("Enter number to be reversed: ");</text:p>
      <text:p text:style-name="P5">scanf("%d",&amp;n);</text:p>
      <text:p text:style-name="P5">int rev(int*);</text:p>
      <text:p text:style-name="P5">printf("Reversed number = %d\n",rev(&amp;n));</text:p>
      <text:p text:style-name="P5">return 0;</text:p>
      <text:p text:style-name="P5">}</text:p>
      <text:p text:style-name="P5"/>
      <text:p text:style-name="P5"/>
      <text:p text:style-name="P5">int rev(int *n)</text:p>
      <text:p text:style-name="P5">{</text:p>
      <text:p text:style-name="P5">int rev=0;</text:p>
      <text:p text:style-name="P5">while (*n&gt;0)</text:p>
      <text:p text:style-name="P5">{</text:p>
      <text:p text:style-name="P5"><text:soft-page-break/><text:tab/>rev=rev*10+ *n%10;</text:p>
      <text:p text:style-name="P5"><text:tab/>*n/=10;</text:p>
      <text:p text:style-name="P5">}</text:p>
      <text:p text:style-name="P5">return rev;</text:p>
      <text:p text:style-name="P5">}</text:p>
      <text:p text:style-name="P5"/>
      <text:p text:style-name="P3"/>
      <text:p text:style-name="P3">OUTPUT:</text:p>
      <text:p text:style-name="P5">cseb83@jtl-14:~/A2$ gcc rev.c -o rev</text:p>
      <text:p text:style-name="P5">cseb83@jtl-14:~/A2$ ./rev</text:p>
      <text:p text:style-name="P5">Enter number to be reversed: 453275</text:p>
      <text:p text:style-name="P5">Reversed number = 572354</text:p>
      <text:p text:style-name="P6"/>
      <text:p text:style-name="P3"/>
      <text:p text:style-name="P4"/>
      <text:p text:style-name="P4"/>
      <text:p text:style-name="P3">3. PROGRAM NAME: POWER OF A NUMBER</text:p>
      <text:p text:style-name="P3"/>
      <text:p text:style-name="P3">PROGRAM:</text:p>
      <text:p text:style-name="P5">#include &lt;stdio.h&gt;</text:p>
      <text:p text:style-name="P5"/>
      <text:p text:style-name="P5">int main()</text:p>
      <text:p text:style-name="P5">{</text:p>
      <text:p text:style-name="P5">float x,y;</text:p>
      <text:p text:style-name="P5">int n;</text:p>
      <text:p text:style-name="P5">printf("Enter base number: ");</text:p>
      <text:p text:style-name="P5">scanf("%f",&amp;x);</text:p>
      <text:p text:style-name="P5">printf("Enter power: ");</text:p>
      <text:p text:style-name="P5">scanf("%d",&amp;n);</text:p>
      <text:p text:style-name="P5">float power(float,int);</text:p>
      <text:p text:style-name="P5">y=power(x,n);</text:p>
      <text:p text:style-name="P5">printf("(%f)^%d = %f\n",x,n,y);</text:p>
      <text:p text:style-name="P5">return 0;</text:p>
      <text:p text:style-name="P5">}</text:p>
      <text:p text:style-name="P5"/>
      <text:p text:style-name="P5"/>
      <text:p text:style-name="P5">float power(float x,int n)</text:p>
      <text:p text:style-name="P5">{</text:p>
      <text:p text:style-name="P5">float y=1;</text:p>
      <text:p text:style-name="P5">int m;</text:p>
      <text:p text:style-name="P5">m=(n&gt;0)?n:-n;</text:p>
      <text:p text:style-name="P5"/>
      <text:p text:style-name="P5"><text:soft-page-break/>if (n==0)</text:p>
      <text:p text:style-name="P5"><text:tab/>return 1;</text:p>
      <text:p text:style-name="P5">else </text:p>
      <text:p text:style-name="P5"><text:tab/>for(int i=1;i&lt;=m;i++)</text:p>
      <text:p text:style-name="P5"><text:tab/>{</text:p>
      <text:p text:style-name="P5"><text:tab/><text:tab/>y*=x;</text:p>
      <text:p text:style-name="P5"><text:tab/>}</text:p>
      <text:p text:style-name="P5">if (n&gt;0)</text:p>
      <text:p text:style-name="P5"><text:tab/>return y;</text:p>
      <text:p text:style-name="P5">else </text:p>
      <text:p text:style-name="P5"><text:tab/>return 1/y;</text:p>
      <text:p text:style-name="P5">}</text:p>
      <text:p text:style-name="P3"/>
      <text:p text:style-name="P3">OUTPUT:</text:p>
      <text:p text:style-name="P5">cseb83@jtl-14:~/A2$ gcc pow.c -o pow</text:p>
      <text:p text:style-name="P5">cseb83@jtl-14:~/A2$ ./pow</text:p>
      <text:p text:style-name="P5">Enter base number: 2</text:p>
      <text:p text:style-name="P5">Enter power: 3</text:p>
      <text:p text:style-name="P5">(2.000000)^3 = 8.000000</text:p>
      <text:p text:style-name="P5"/>
      <text:p text:style-name="P5">cseb83@jtl-14:~/A2$ ./pow</text:p>
      <text:p text:style-name="P5">Enter base number: 2</text:p>
      <text:p text:style-name="P5">Enter power: 12</text:p>
      <text:p text:style-name="P5">(2.000000)^12 = 4096.000000</text:p>
      <text:p text:style-name="P5"/>
      <text:p text:style-name="P5">cseb83@jtl-14:~/A2$ ./pow</text:p>
      <text:p text:style-name="P5">Enter base number: 2</text:p>
      <text:p text:style-name="P5">Enter power: -5</text:p>
      <text:p text:style-name="P5">(2.000000)^-5 = 0.031250</text:p>
      <text:p text:style-name="P5"/>
      <text:p text:style-name="P5">cseb83@jtl-14:~/A2$ ./pow</text:p>
      <text:p text:style-name="P5">Enter base number: -3</text:p>
      <text:p text:style-name="P5">Enter power: 3</text:p>
      <text:p text:style-name="P5">(-3.000000)^3 = -27.000000</text:p>
      <text:p text:style-name="P5"/>
      <text:p text:style-name="P5">cseb83@jtl-14:~/A2$ ./pow</text:p>
      <text:p text:style-name="P5">Enter base number: -3</text:p>
      <text:p text:style-name="P5">Enter power: 7</text:p>
      <text:p text:style-name="P5">(-3.000000)^7 = -2187.000000</text:p>
      <text:p text:style-name="P5"/>
      <text:p text:style-name="P5">cseb83@jtl-14:~/A2$ ./pow</text:p>
      <text:p text:style-name="P5">Enter base number: -3</text:p>
      <text:p text:style-name="P5"><text:soft-page-break/>Enter power: -5</text:p>
      <text:p text:style-name="P5">(-3.000000)^-5 = -0.004115</text:p>
      <text:p text:style-name="P5"/>
      <text:p text:style-name="P5">cseb83@jtl-14:~/A2$ ./pow</text:p>
      <text:p text:style-name="P5">Enter base number: 1.5</text:p>
      <text:p text:style-name="P5">Enter power: 3</text:p>
      <text:p text:style-name="P5">(1.500000)^3 = 3.375000</text:p>
      <text:p text:style-name="P5"/>
      <text:p text:style-name="P5">cseb83@jtl-14:~/A2$ ./pow</text:p>
      <text:p text:style-name="P5">Enter base number: 1.5</text:p>
      <text:p text:style-name="P5">Enter power: 10</text:p>
      <text:p text:style-name="P5">(1.500000)^10 = 57.665039</text:p>
      <text:p text:style-name="P5"/>
      <text:p text:style-name="P5">cseb83@jtl-14:~/A2$ ./pow</text:p>
      <text:p text:style-name="P5">Enter base number: 1.5</text:p>
      <text:p text:style-name="P5">Enter power: -5</text:p>
      <text:p text:style-name="P5">(1.500000)^-5 = 0.131687</text:p>
      <text:p text:style-name="P5"/>
      <text:p text:style-name="P5">cseb83@jtl-14:~/A2$ ./pow</text:p>
      <text:p text:style-name="P5">Enter base number: 0.2</text:p>
      <text:p text:style-name="P5">Enter power: 3</text:p>
      <text:p text:style-name="P5">(0.200000)^3 = 0.008000</text:p>
      <text:p text:style-name="P5"/>
      <text:p text:style-name="P5">cseb83@jtl-14:~/A2$ ./pow</text:p>
      <text:p text:style-name="P5">Enter base number: 0.2</text:p>
      <text:p text:style-name="P5">Enter power: 5</text:p>
      <text:p text:style-name="P5">(0.200000)^5 = 0.000320</text:p>
      <text:p text:style-name="P5"/>
      <text:p text:style-name="P5">cseb83@jtl-14:~/A2$ ./pow</text:p>
      <text:p text:style-name="P5">Enter base number: 0.2</text:p>
      <text:p text:style-name="P5">Enter power: -5</text:p>
      <text:p text:style-name="P5">(0.200000)^-5 = 3124.999756</text:p>
      <text:p text:style-name="P6"/>
      <text:p text:style-name="P3"/>
      <text:p text:style-name="P4"/>
      <text:p text:style-name="P3">4. PROGRAM NAME: PRODUCT OF NUMBERS</text:p>
      <text:p text:style-name="P3"/>
      <text:p text:style-name="P3">PROGRAM:</text:p>
      <text:p text:style-name="P5">#include &lt;stdio.h&gt;</text:p>
      <text:p text:style-name="P5"/>
      <text:p text:style-name="P5">float pdt(float val,float p)</text:p>
      <text:p text:style-name="P5">{</text:p>
      <text:p text:style-name="P5"><text:soft-page-break/>printf("Enter number: ");</text:p>
      <text:p text:style-name="P5">scanf("%f",&amp;val);</text:p>
      <text:p text:style-name="P5">if (val==0)</text:p>
      <text:p text:style-name="P5"><text:tab/>return p;</text:p>
      <text:p text:style-name="P5">else</text:p>
      <text:p text:style-name="P5">{</text:p>
      <text:p text:style-name="P5"><text:tab/>p=p*val;</text:p>
      <text:p text:style-name="P5"><text:tab/>pdt(val,p);</text:p>
      <text:p text:style-name="P5">}</text:p>
      <text:p text:style-name="P5">}</text:p>
      <text:p text:style-name="P5"/>
      <text:p text:style-name="P5"/>
      <text:p text:style-name="P5">int main()</text:p>
      <text:p text:style-name="P5">{</text:p>
      <text:p text:style-name="P5">float val=1,p=1;</text:p>
      <text:p text:style-name="P5">printf("Enter 0 to stop multiplying!!\n");</text:p>
      <text:p text:style-name="P5">printf("Product of numbers = %.2f\n",pdt(val,p));</text:p>
      <text:p text:style-name="P5">}</text:p>
      <text:p text:style-name="P3"/>
      <text:p text:style-name="P3">OUTPUT:</text:p>
      <text:p text:style-name="P7">cseb83@jtl-14:~/A2$ gcc pdt.c -o pdt</text:p>
      <text:p text:style-name="P7">cseb83@jtl-14:~/A2$ ./pdt</text:p>
      <text:p text:style-name="P7">Enter 0 to stop multiplying!!</text:p>
      <text:p text:style-name="P7">Enter number: 1</text:p>
      <text:p text:style-name="P7">Enter number: 2</text:p>
      <text:p text:style-name="P7">Enter number: 3</text:p>
      <text:p text:style-name="P7">Enter number: 4</text:p>
      <text:p text:style-name="P7">Enter number: 5</text:p>
      <text:p text:style-name="P7">Enter number: -1</text:p>
      <text:p text:style-name="P7">Enter number: 0</text:p>
      <text:p text:style-name="P7">Product of numbers = -120.00</text:p>
      <text:p text:style-name="P6"/>
      <text:p text:style-name="P3"/>
      <text:p text:style-name="P4"/>
      <text:p text:style-name="P3">5. PROGRAM NAME: PRINTING N TO 0</text:p>
      <text:p text:style-name="P3"/>
      <text:p text:style-name="P3">PROGRAM:</text:p>
      <text:p text:style-name="P5">#include &lt;stdio.h&gt;</text:p>
      <text:p text:style-name="P5">void nto0(int n)</text:p>
      <text:p text:style-name="P5">{</text:p>
      <text:p text:style-name="P5">if (n&lt;1)</text:p>
      <text:p text:style-name="P5"><text:tab/>return;</text:p>
      <text:p text:style-name="P5"><text:soft-page-break/></text:p>
      <text:p text:style-name="P5"/>
      <text:p text:style-name="P5">else</text:p>
      <text:p text:style-name="P5">{</text:p>
      <text:p text:style-name="P5"><text:tab/>printf("%d",n-1);</text:p>
      <text:p text:style-name="P5"><text:tab/>nto0(--n);</text:p>
      <text:p text:style-name="P5">}</text:p>
      <text:p text:style-name="P5">}</text:p>
      <text:p text:style-name="P5"/>
      <text:p text:style-name="P5"/>
      <text:p text:style-name="P5">int main()</text:p>
      <text:p text:style-name="P5">{</text:p>
      <text:p text:style-name="P5">int n;</text:p>
      <text:p text:style-name="P5">printf("Enter n: ");</text:p>
      <text:p text:style-name="P5">scanf("%d",&amp;n);</text:p>
      <text:p text:style-name="P5">nto0(n);</text:p>
      <text:p text:style-name="P5">printf("\n");</text:p>
      <text:p text:style-name="P15">return 0;</text:p>
      <text:p text:style-name="P5">}</text:p>
      <text:p text:style-name="P3"/>
      <text:p text:style-name="P3">OUTPUT:</text:p>
      <text:p text:style-name="P7">cseb83@jtl-14:~/A2$ gcc nto0.c -o nto0</text:p>
      <text:p text:style-name="P7">cseb83@jtl-14:~/A2$ ./nto0</text:p>
      <text:p text:style-name="P7">Enter n: 10</text:p>
      <text:p text:style-name="P7">9876543210</text:p>
      <text:p text:style-name="P7"/>
      <text:p text:style-name="P7">cseb83@jtl-14:~/A2$ ./nto0</text:p>
      <text:p text:style-name="P7">Enter n: 12</text:p>
      <text:p text:style-name="P7">11109876543210</text:p>
      <text:p text:style-name="P6"/>
      <text:p text:style-name="P3"/>
      <text:p text:style-name="P4"/>
      <text:p text:style-name="P4"/>
      <text:p text:style-name="P3">6. PROGRAM NAME: RIGHTMOST NON-ZERO DIGIT OF FACTORIAL OF A NUMBER <text:s text:c="40"/></text:p>
      <text:p text:style-name="P3"/>
      <text:p text:style-name="P3">PROGRAM:</text:p>
      <text:p text:style-name="P13">#include &lt;stdio.h&gt;</text:p>
      <text:p text:style-name="P16"/>
      <text:p text:style-name="P5">long int factorial(long int n)</text:p>
      <text:p text:style-name="P5">{</text:p>
      <text:p text:style-name="P5">long int fac=1;</text:p>
      <text:p text:style-name="P5"><text:soft-page-break/>if (n==0)</text:p>
      <text:p text:style-name="P5"><text:tab/>return fac;</text:p>
      <text:p text:style-name="P5">else</text:p>
      <text:p text:style-name="P5">{</text:p>
      <text:p text:style-name="P5">for (int i=1;i&lt;=n;i++)</text:p>
      <text:p text:style-name="P5"><text:tab/>{</text:p>
      <text:p text:style-name="P5"><text:tab/>fac*=i;</text:p>
      <text:p text:style-name="P5"><text:tab/>}</text:p>
      <text:p text:style-name="P5">}</text:p>
      <text:p text:style-name="P5">return fac;</text:p>
      <text:p text:style-name="P5">}</text:p>
      <text:p text:style-name="P5"/>
      <text:p text:style-name="P5"/>
      <text:p text:style-name="P5">int digit(long int n)</text:p>
      <text:p text:style-name="P5">{</text:p>
      <text:p text:style-name="P5">while (n&gt;0)</text:p>
      <text:p text:style-name="P5">{</text:p>
      <text:p text:style-name="P5">if (n%10!=0)</text:p>
      <text:p text:style-name="P5"><text:tab/>return n%10;</text:p>
      <text:p text:style-name="P5">n/=10;</text:p>
      <text:p text:style-name="P5">}</text:p>
      <text:p text:style-name="P5">}</text:p>
      <text:p text:style-name="P5"/>
      <text:p text:style-name="P5"/>
      <text:p text:style-name="P5">int main()</text:p>
      <text:p text:style-name="P5">{</text:p>
      <text:p text:style-name="P5">unsigned long int i,fac;</text:p>
      <text:p text:style-name="P5">printf("Enter the number: ");</text:p>
      <text:p text:style-name="P5">scanf("%lu",&amp;i);</text:p>
      <text:p text:style-name="P5">fac=factorial(i);</text:p>
      <text:p text:style-name="P5">printf("Factorial = %lu\n",fac);</text:p>
      <text:p text:style-name="P5">printf("Rightmost non-zero digit in factorial = %d\n",digit(fac));</text:p>
      <text:p text:style-name="P15">return 0;</text:p>
      <text:p text:style-name="P5">}</text:p>
      <text:p text:style-name="P3"/>
      <text:p text:style-name="P3"><text:bookmark text:name="_GoBack"/></text:p>
      <text:p text:style-name="P3">OUTPUT:</text:p>
      <text:p text:style-name="P7">cseb83@jtl-14:~/A2$ gcc fac.c -o fac</text:p>
      <text:p text:style-name="P7">cseb83@jtl-14:~/A2$ ./fac</text:p>
      <text:p text:style-name="P7">Enter the number: 3</text:p>
      <text:p text:style-name="P7">Factorial = 6</text:p>
      <text:p text:style-name="P7">Rightmost non-zero digit in factorial = 6</text:p>
      <text:p text:style-name="P7"><text:soft-page-break/></text:p>
      <text:p text:style-name="P7"/>
      <text:p text:style-name="P7">cseb83@jtl-14:~/A2$ ./fac</text:p>
      <text:p text:style-name="P7">Enter the number: 10</text:p>
      <text:p text:style-name="P7">Factorial = 3628800</text:p>
      <text:p text:style-name="P7">Rightmost non-zero digit in factorial = 8</text:p>
      <text:p text:style-name="P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mi priya B</meta:initial-creator>
    <meta:editing-cycles>3</meta:editing-cycles>
    <meta:creation-date>2019-03-10T15:36:00</meta:creation-date>
    <dc:date>2019-03-12T12:06:11.851295809</dc:date>
    <meta:editing-duration>PT1H23M41S</meta:editing-duration>
    <meta:generator>LibreOffice/5.1.6.2$Linux_X86_64 LibreOffice_project/10m0$Build-2</meta:generator>
    <meta:document-statistic meta:table-count="0" meta:image-count="0" meta:object-count="0" meta:page-count="9" meta:paragraph-count="265" meta:word-count="679" meta:character-count="4407" meta:non-whitespace-character-count="39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